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aşlık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T26" style:parent-style-name="VarsayılanParagrafYazıTipi" style:family="text">
      <style:text-properties fo:font-weight="bold" style:font-weight-asian="bold" style:font-weight-complex="bold"/>
    </style:style>
    <style:style style:name="T27" style:parent-style-name="VarsayılanParagrafYazıTipi" style:family="text">
      <style:text-properties fo:font-weight="bold" style:font-weight-asian="bold" style:font-weight-complex="bold"/>
    </style:style>
    <style:style style:name="T28" style:parent-style-name="VarsayılanParagrafYazıTipi" style:family="text">
      <style:text-properties fo:font-weight="bold" style:font-weight-asian="bold" style:font-weight-complex="bold"/>
    </style:style>
    <style:style style:name="T29" style:parent-style-name="VarsayılanParagrafYazıTipi" style:family="text">
      <style:text-properties fo:font-weight="bold" style:font-weight-asian="bold" style:font-weight-complex="bold"/>
    </style:style>
    <style:style style:name="P30" style:parent-style-name="Textbody" style:family="paragraph">
      <style:paragraph-properties fo:text-align="justify"/>
    </style:style>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office:automatic-styles>
  <office:body>
    <office:text text:use-soft-page-breaks="true">
      <text:h text:style-name="P1" text:outline-level="1">1. Hafta</text:h>
      <text:list text:style-name="LFO1" text:continue-numbering="true">
        <text:list-item>
          <text:p text:style-name="P2">Masaüstü uygulama nedir?</text:p>
        </text:list-item>
        <text:list-item>
          <text:p text:style-name="P3">Visual studio ortamnı tanımak</text:p>
        </text:list-item>
        <text:list-item>
          <text:p text:style-name="P4">İlk form uygulamasını başlatmak</text:p>
          <text:list text:continue-numbering="true">
            <text:list-item>
              <text:p text:style-name="P5">Forma yeni elementler eklemek</text:p>
            </text:list-item>
            <text:list-item>
              <text:p text:style-name="P6">Form görsel özelliklerini arayüzden yönetmek</text:p>
            </text:list-item>
            <text:list-item>
              <text:p text:style-name="P7">Form elementlerinin olaylarına kod yazma</text:p>
            </text:list-item>
            <text:list-item>
              <text:p text:style-name="P8">Designer.cs dosyası</text:p>
            </text:list-item>
            <text:list-item>
              <text:p text:style-name="P9">Program.cs dosyası</text:p>
            </text:list-item>
            <text:list-item>
              <text:p text:style-name="P10">Form sınıfı içindeki üyeler</text:p>
            </text:list-item>
          </text:list>
        </text:list-item>
        <text:list-item>
          <text:p text:style-name="P11">Event kavramını tanımak (Form olayları)</text:p>
        </text:list-item>
        <text:list-item>
          <text:p text:style-name="P12">.Net Platformu nedir?</text:p>
          <text:list text:continue-numbering="true">
            <text:list-item>
              <text:p text:style-name="P13">Ortak Dil Geliştirme</text:p>
            </text:list-item>
            <text:list-item>
              <text:p text:style-name="P14">Farklı programlama dillerine destek</text:p>
            </text:list-item>
            <text:list-item>
              <text:p text:style-name="P15">Farklı işletim sistemlerinde çalışabilme</text:p>
            </text:list-item>
          </text:list>
        </text:list-item>
        <text:list-item>
          <text:p text:style-name="P16">Kullanılan araç gereçler</text:p>
          <text:list text:continue-numbering="true">
            <text:list-item>
              <text:p text:style-name="P17">Visual Studio 2026 – 2022</text:p>
            </text:list-item>
            <text:list-item>
              <text:p text:style-name="P18">Visual Studio Code</text:p>
            </text:list-item>
            <text:list-item>
              <text:p text:style-name="P19">MS Sql Server</text:p>
            </text:list-item>
          </text:list>
        </text:list-item>
        <text:list-item>
          <text:p text:style-name="P20">Notebook LM veya benzeri bir yapay zeka öğrenme aracı kullanılması tavsiye edilir</text:p>
        </text:list-item>
      </text:list>
      <text:p text:style-name="Textbody">Form üzerindeki elementlere kod üzerinden erişmek için elementlerin name özelliği kullanılır. Her form elementinin kendine has özellikleri bulunur. Hangi özelliğe erişilmek isteniyorsa nesne ismi üzerinden property olarak ilgili özellik elde edilir. TextBox elementinin içine yazılan değerler string olarak okunur.</text:p>
      <text:p text:style-name="Textbody">string deger = tb_Ad.Text</text:p>
      <text:p text:style-name="Textbody">Her elementin varsayılan bir event’i vardır. Mesela Button nesnesinin varsayılan event’i click olayıdır. Form tasarım ekranında button üzerine çift tıklarsak otomatik olarak click olayına bağlı olan bir metot oluşturulur.</text:p>
      <text:p text:style-name="Textbody">Form üzerindeki tüm elementlere erişilmek istenirse form sınıfının sahip olduğu Controls kolleksiyonu kullanılır. Bu liste form üzerindeki tüm elementleri taşıyan bir property’dir. Form sınıfından bu property ile tüm kontrollere erişilebilir.</text:p>
      <text:h text:style-name="Başlık2" text:outline-level="2">is Operatörü</text:h>
      <text:p text:style-name="Textbody">C# dilinde kullanılan is operatörü bir nesnenin başka bir nesne türünden olup olmadığını kontrol etmeye yarar. Mesela elimizde bir control nesnesi olsun. Bu kontrol nesnesinin ne olduğunu<text:s/><text:soft-page-break/>bilmiyoruz. Yani buton mu, label mi, textbox mı bilmiyoruz. Buton olup olmadığını kontrol etmek için aşağıdaki gibi is operatörü kullanılabilir.</text:p>
      <text:p text:style-name="Textbody">if (control is Button){ ....}</text:p>
      <text:p text:style-name="Textbody">Yukarıdaki kod control nesnesi buton ise kod bloğunun çalıştırılmasını sağlar. Button türünden bir nesne değilse kod bloğu çalışmaz.</text:p>
      <text:h text:style-name="Başlık2" text:outline-level="2">as Operatörü</text:h>
      <text:p text:style-name="Textbody">Bir nesnenin başka bir nesneye dönüştürülemesini sağlar. Dönüştürülecek nesneler uygun olması gerekir. Object nesnesi C# dilinde en temel nesnedir. Her nesne object nesnesinden türetilir. Bu yüzden bir object türünden nesne her nesneye dönüştürülebilir. Mesela bir event metodunun sender parametresi object olarak tanımlıdır. Bu sender parametresi bir button ise bunu şu şekilde bir buton nesnesine dönüştürebiliriz.</text:p>
      <text:p text:style-name="Textbody">Button btn = sender as Button;</text:p>
      <text:p text:style-name="Textbody">Böylece eventin hangi butonun eventi olduğunu anlayabilir ve işlemi ona göre yapabiliriz.</text:p>
      <text:h text:style-name="Başlık1" text:outline-level="1">2. Hafta</text:h>
      <text:list text:style-name="LFO2" text:continue-numbering="true">
        <text:list-item>
          <text:p text:style-name="P21">Tema değiştirilen form uygulaması</text:p>
        </text:list-item>
        <text:list-item>
          <text:p text:style-name="P22">Olaylara kod yazma</text:p>
        </text:list-item>
        <text:list-item>
          <text:p text:style-name="P23">Nesne mantığı</text:p>
        </text:list-item>
        <text:list-item>
          <text:p text:style-name="P24">Döngü ile kontrolleri dolaşma</text:p>
        </text:list-item>
        <text:list-item>
          <text:p text:style-name="P25">Kullanıcıdan veri alma</text:p>
        </text:list-item>
      </text:list>
      <text:p text:style-name="Textbody">ShowDialog ile ikinci bir formun açılması. Normal şekilde formu açmak ve dialog olarak açmak arasındaki fark nedir?</text:p>
      <text:p text:style-name="Textbody">DTO sınıflarını barındıran bir class libray projesi oluşturuldu. Veri tabanı işlemlerini ve algoritmik metotları class library içindeki sınıflar üzerinden yapmak kodun yönetilebilirliğini arttırır. Her şeyi buton arkası kod olarak yazmak ilerleyen süreçte form kodlarının çok fazla kalabalık olmasına ve kod tekrarına sebep olabilir.</text:p>
      <text:p text:style-name="Textbody">TextBox<text:s/><text:span text:style-name="T26">Validating</text:span><text:s/>olayı üzerinden metin kutusuna yazılan içeriğin belli şartlara uygunluğunun kontrol edilmesi işlemi yapıldı.</text:p>
      <text:p text:style-name="Textbody">TextBox elementinin<text:s/><text:span text:style-name="T27">KeyPress</text:span><text:s/>olayına kod yazılarak belli karakterlerin engellenmesi işlemi yapıldı.</text:p>
      <text:p text:style-name="Textbody">Validating işlemlerini<text:s/><text:span text:style-name="T28">errorProvider</text:span><text:s/>kontrolü kullanarak merkezi olarak yaptık.</text:p>
      <text:p text:style-name="Textbody">TextBox elementinin<text:s/><text:span text:style-name="T29">Tag</text:span><text:s/>özelliğini kullanarak zorunlu olacak metin kutularının özel belirlenmesi sağlanabilir.</text:p>
      <text:p text:style-name="P30">Her metin kutusunun validating olayına ayrı ayrı kod yazmak yerine bir tane olay metodu tanımlayıp bu metodu tüm metin kutularını validating olayına bağlayabiliriz. Merkezi bir form validation metodu yazarak da errorProvider kontrolünü doldurabiliriz. Bu durumda anlık Validating olayına kod yazmaya gerek kalmaz.</text:p>
      <text:soft-page-break/>
      <text:p text:style-name="Textbody">Bir olaya bağlı metot içinde olayın tetiklendiği kontrolü ele almak için object türünden Sender parametresini kullandık. Sender parametresi TextBox elementine dönüştürülerek ele alındı. Böylece tek bir olay metodunu birden fazla kontrole bağlayarak çalıştırdık.</text:p>
      <text:h text:style-name="Başlık2" text:outline-level="2">if Kullanımının Özel Kullanımı</text:h>
      <text:p text:style-name="Textbody">if(Sender is TextBox metinKutusu)</text:p>
      <text:p text:style-name="Textbody">{</text:p>
      <text:p text:style-name="Textbody">}</text:p>
      <text:p text:style-name="Textbody">Yukarıdaki kod bloğunda if kontrolü farklı bir kullanımda görünmektedir. Eğer Sender nesnesi bir TextBox ise o nesneyi TextBox’a dönüştürüp metinKutusu isimli bir nesneye atıyor. Böylece biz gelen metin kutusunu özelliklerine bu nesne üzerinde erişebiliyoruz.</text:p>
      <text:p text:style-name="Textbody">Bu hafta kullanılan yeni windows kontrolleri:</text:p>
      <text:p text:style-name="Textbody">GroupBox, ErrorProvider, MultiLine TextBox kullanıldı.</text:p>
      <text:p text:style-name="Textbody">Yeni gördüğümüz olaylar:</text:p>
      <text:p text:style-name="Textbody">KeyPress, Validating olayları. Bu olayları kullanırken olaya bağlı metodun bize getirdiği parametleri kullandık. EventArgs parametresi ile olaya ait verileri ele aldık. Sender parametresi ile olaya ait elementi ele aldık.</text:p>
      <text:p text:style-name="Textbody"/>
      <text:h text:style-name="Başlık1" text:outline-level="1">3. Hafta</text:h>
      <text:list text:style-name="LFO3" text:continue-numbering="true">
        <text:list-item>
          <text:p text:style-name="P31">Olaylara metot yazmak</text:p>
        </text:list-item>
        <text:list-item>
          <text:p text:style-name="P32">Form elementlerinin olaylarına programatik olarak bir metot bağlanabilir</text:p>
        </text:list-item>
        <text:list-item>
          <text:p text:style-name="P33">DTO nesnelerini veri tabanına göndermek</text:p>
        </text:list-item>
        <text:list-item>
          <text:p text:style-name="P34">Veri tabanı entity nesnesi oluşturmak</text:p>
        </text:list-item>
        <text:list-item>
          <text:p text:style-name="P35"/>
        </text:list-item>
      </text:list>
      <text:h text:style-name="Başlık1" text:outline-level="1">4. Hafta</text:h>
      <text:list text:style-name="LFO4" text:continue-numbering="true">
        <text:list-item>
          <text:p text:style-name="P36">AutoMapper kütüphanesi</text:p>
        </text:list-item>
        <text:list-item>
          <text:p text:style-name="P37">Dinamik kontrol oluşturmak</text:p>
        </text:list-item>
        <text:list-item>
          <text:p text:style-name="P38">Lokanta Sistemi form tasarımını yapmak</text:p>
        </text:list-item>
        <text:list-item>
          <text:p text:style-name="P39">Generic metot ile DTO – Entity dönüşümleri</text:p>
        </text:list-item>
        <text:list-item>
          <text:p text:style-name="P40">ConnectionString cümlesini config dosyasına almak</text:p>
        </text:list-item>
        <text:list-item>
          <text:p text:style-name="P41">ConnectionString okuma işlemi için merkezi bir static metot yazmak</text:p>
        </text:list-item>
        <text:list-item>
          <text:p text:style-name="P42">AppSettings.json dosyasından connectionstring değerini okumak</text:p>
        </text:list-item>
        <text:list-item>
          <text:p text:style-name="P43">Formlar arası veri taşımak</text:p>
        </text:list-item>
        <text:list-item>
          <text:p text:style-name="P44">Button nesnesinin Tag özelliği ile tıklanma olayına veri taşımak</text:p>
        </text:list-item>
        <text:list-item>
          <text:p text:style-name="P45">Tıklanma olayındaki sender parametresini kullanmak</text:p>
        </text:list-item>
      </text:list>
      <text:h text:style-name="Başlık1" text:outline-level="1">5.<text:s/>Hafta</text:h>
      <text:list text:style-name="LFO5" text:continue-numbering="true">
        <text:list-item>
          <text:p text:style-name="P46">Buton arkasından çağırılan sınıfları interface ile servis olarak çağırmak</text:p>
        </text:list-item>
        <text:list-item>
          <text:p text:style-name="P47">Form validation işlemleri</text:p>
        </text:list-item>
        <text:list-item>
          <text:p text:style-name="P48">Formlar arası veri taşımak</text:p>
        </text:list-item>
        <text:list-item>
          <text:p text:style-name="P49">Button nesnesinin Tag özelliği ile tıklanma olayına veri taşımak</text:p>
        </text:list-item>
        <text:list-item>
          <text:p text:style-name="P50">Tıklanma olayındaki sender parametresini kullanmak</text:p>
        </text:list-item>
      </text:list>
      <text:h text:style-name="Başlık1" text:outline-level="1">6.<text:s/>Hafta</text:h>
      <text:list text:style-name="LFO6" text:continue-numbering="true">
        <text:list-item>
          <text:p text:style-name="P51">FlowLayotPane kullanmak</text:p>
        </text:list-item>
        <text:list-item>
          <text:p text:style-name="P52">Dinamik butonları flowlayout ile kullanmak</text:p>
        </text:list-item>
        <text:list-item>
          <text:p text:style-name="P53">Sipariş formu açılırken gerekli işlemleri yapmak</text:p>
        </text:list-item>
        <text:list-item>
          <text:p text:style-name="P54">Yemek enitysini data modele eklemek</text:p>
        </text:list-item>
        <text:list-item>
          <text:p text:style-name="P55">Var olan bir entity için veri tabanında tablo oluşturma işlemi efcore komutlarıyla kolayca yapılır. Bu işlem için PackageManagerConsole ekranından aşağıdaki komutlar çalıştırılır. Bu komutların çalışması için projeye Microsoft.EntityFrameworkCore.Design paketinin eklenmiş olması gerekir.</text:p>
          <text:list text:continue-numbering="true">
            <text:list-item>
              <text:p text:style-name="P56">Add-Migration InitialCreate</text:p>
            </text:list-item>
            <text:list-item>
              <text:p text:style-name="P57">Update-Database</text:p>
            </text:list-item>
          </text:list>
        </text:list-item>
      </text:list>
      <text:h text:style-name="Başlık1" text:outline-level="1">7. Hafta</text:h>
      <text:p text:style-name="Textbody">DI Container oluşturup ihtiyaç duyulan nesneleri buradan servis olarak almak</text:p>
      <text:p text:style-name="Textbody">DI containera nesne eklemek</text:p>
      <text:p text:style-name="Textbody">Containera yapıcı metot enjeksiyonu ile ulaşmak</text:p>
      <text:p text:style-name="Textbody">Containera Program.cs sınfı üzerinden staki üye ile erişmek</text:p>
      <text:p text:style-name="Textbody">ServiceProevider nesnesini kullanarak containerdaki nesnelere erişmek</text:p>
      <text:p text:style-name="Textbody">Transient, Scoped, Singleton türünden nesne eklemek</text:p>
      <text:p text:style-name="Textbody"/>
      <text:h text:style-name="Başlık1" text:outline-level="1">8. Hafta</text:h>
      <text:p text:style-name="Textbody">Form açma işlemlerini özel bir servis katmanından yönetmek</text:p>
      <text:p text:style-name="Textbody">Interfaceler ile servise nesneleri eklemeek, form içinde interface metotlarını kullanmak</text:p>
      <text:p text:style-name="Textbody">Interface nesnelerini yapıcı metot enjeksiyonu ile doldurmak</text:p>
      <text:p text:style-name="Textbody">Yapıcı metodu dışardan parametre alan bir nesneyi di containerdan çağırmak<text:s/></text:p>
      <text:soft-page-break/>
      <text:p text:style-name="Textbody">Yapıcı metodu parametre alan MasaSiparisAlma formun parametre ile servisten çağırılması</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1" style:display-name="Başlık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Başlık2" style:display-name="Başlık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ment" style:display-name="Comment" style:family="paragraph" style:parent-style-name="Standard">
      <style:paragraph-properties fo:margin-top="0.0388in" fo:margin-left="0.0395in" fo:margin-right="0.0395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pcgkvssyj Xgjbxdhj</dc:creator>
    <meta:creation-date>2026-02-27T08:52:00Z</meta:creation-date>
    <dc:date>2026-04-10T07:25:00Z</dc:date>
    <meta:template xlink:href="Normal" xlink:type="simple"/>
    <meta:editing-cycles>34</meta:editing-cycles>
    <meta:editing-duration>PT36000S</meta:editing-duration>
    <meta:document-statistic meta:page-count="5" meta:paragraph-count="13" meta:word-count="1021" meta:character-count="6829" meta:row-count="48" meta:non-whitespace-character-count="5821"/>
  </office:meta>
</office:document-meta>
</file>